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586cm"/>
    </style:style>
    <style:style style:name="co2" style:family="table-column">
      <style:table-column-properties fo:break-before="auto" style:column-width="3.35cm"/>
    </style:style>
    <style:style style:name="co3" style:family="table-column">
      <style:table-column-properties fo:break-before="auto" style:column-width="2.614cm"/>
    </style:style>
    <style:style style:name="co4" style:family="table-column">
      <style:table-column-properties fo:break-before="auto" style:column-width="1.7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REGION</text:p>
          </table:table-cell>
          <table:table-cell table:style-name="ce1" office:value-type="string" calcext:value-type="string">
            <text:p>AGEGROUP</text:p>
          </table:table-cell>
          <table:table-cell table:style-name="ce1" office:value-type="string" calcext:value-type="string">
            <text:p>SEX</text:p>
          </table:table-cell>
          <table:table-cell table:style-name="ce1" office:value-type="string" calcext:value-type="string">
            <text:p>DEATHS</text:p>
          </table:table-cell>
        </table:table-row>
        <table:table-row table:style-name="ro2">
          <table:table-cell office:value-type="string" calcext:value-type="string">
            <text:p>2020-03-10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11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11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11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12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13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13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14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14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14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14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15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15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15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16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16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16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16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16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16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16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17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17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17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17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17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18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3-18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18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3-18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25-4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18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18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18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19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3-19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19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5+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19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19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3-19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19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19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2020-03-19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19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3-20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0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0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20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0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0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0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20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20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0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5-74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0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0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2020-03-20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21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1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1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2020-03-21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1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1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1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1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1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2020-03-21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21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2020-03-21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2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2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2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2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22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2020-03-22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25-4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2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2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2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2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2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22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22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2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3-22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25-4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25-4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28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2020-03-28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2020-03-28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2020-03-28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2020-03-28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2020-03-28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2020-03-28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28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2020-03-28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28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2020-03-28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3-28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28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8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8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3-28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2020-03-28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2020-03-28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2020-03-28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2020-03-29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2020-03-29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2020-03-29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2020-03-29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2020-03-29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2020-03-29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25-4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9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29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2020-03-29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3-29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9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9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3-29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29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2020-03-29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2020-03-29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2020-03-29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2020-03-29</text:p>
          </table:table-cell>
          <table:table-cell office:value-type="string" calcext:value-type="string">
            <text:p>Wallonia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30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30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2020-03-30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30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3-30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3-30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30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30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30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3-30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30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30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30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30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30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30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2020-03-30</text:p>
          </table:table-cell>
          <table:table-cell office:value-type="string" calcext:value-type="string">
            <text:p>Wallonia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B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9" number:language="en" number:country="CA">
      <number:day number:style="long"/>
      <number:text>-</number:text>
      <number:month number:style="long"/>
      <number:text>-</number:text>
      <number:year number:style="long"/>
    </number:date-style>
    <number:date-style style:name="N10110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CA">
      <number:day number:style="long"/>
      <number:text>-</number:text>
      <number:month number:textual="true"/>
    </number:date-style>
    <number:date-style style:name="N10112" number:language="en" number:country="CA">
      <number:month number:textual="true"/>
      <number:text>-</number:text>
      <number:year/>
    </number:date-style>
    <number:time-style style:name="N10113" number:language="en" number:country="CA">
      <number:hours/>
      <number:text>:</number:text>
      <number:minutes number:style="long"/>
      <number:text> </number:text>
      <number:am-pm/>
    </number:time-style>
    <number:time-style style:name="N10114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n" number:country="CA">
      <number:hours/>
      <number:text>:</number:text>
      <number:minutes number:style="long"/>
    </number:time-style>
    <number:time-style style:name="N10116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10117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n" number:country="CA">
      <number:number number:decimal-places="0" loext:min-decimal-places="0" number:min-integer-digits="1" number:grouping="true"/>
    </number:number-style>
    <number:number-style style:name="N10118" number:language="en" number:country="CA"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CA">
      <number:number number:decimal-places="0" loext:min-decimal-places="0" number:min-integer-digits="1" number:grouping="true"/>
    </number:number-style>
    <number:number-style style:name="N10119" number:language="en" number:country="CA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en" number:country="CA">
      <number:number number:decimal-places="2" loext:min-decimal-places="2" number:min-integer-digits="1" number:grouping="true"/>
    </number:number-style>
    <number:number-style style:name="N10120" number:language="en" number:country="CA"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CA">
      <number:number number:decimal-places="2" loext:min-decimal-places="2" number:min-integer-digits="1" number:grouping="true"/>
    </number:number-style>
    <number:number-style style:name="N10121" number:language="en" number:country="CA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2P0" style:volatile="true" number:language="en" number:country="CA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1" style:volatile="true" number:language="en" number:country="CA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2" style:volatile="true" number:language="en" number:country="CA">
      <loext:text> </loext:text>
      <loext:fill-character> </loext:fill-character>
      <number:text>- </number:text>
    </number:number-style>
    <number:text-style style:name="N10122" number:language="en" number:country="CA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currency-style style:name="N10123P0" style:volatile="true" number:language="en" number:country="CA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3P1" style:volatile="true" number:language="en" number:country="CA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3P2" style:volatile="true" number:language="en" number:country="CA">
      <number:text> </number:text>
      <number:currency-symbol/>
      <loext:fill-character> </loext:fill-character>
      <number:text>- </number:text>
    </number:currency-style>
    <number:text-style style:name="N10123" number:language="en" number:country="CA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en" number:country="CA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1" style:volatile="true" number:language="en" number:country="CA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2" style:volatile="true" number:language="en" number:country="CA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4" number:language="en" number:country="CA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currency-style style:name="N10125P0" style:volatile="true" number:language="en" number:country="CA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25P1" style:volatile="true" number:language="en" number:country="CA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25P2" style:volatile="true" number:language="en" number:country="CA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25" number:language="en" number:country="CA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1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01T13:18:34.781000000</meta:creation-date>
    <dc:date>2020-04-01T13:19:07.208000000</dc:date>
    <meta:editing-duration>PT32S</meta:editing-duration>
    <meta:editing-cycles>1</meta:editing-cycles>
    <meta:document-statistic meta:table-count="1" meta:cell-count="1153" meta:object-count="0"/>
    <meta:generator>LibreOffice/6.4.2.2$Windows_X86_64 LibreOffice_project/4e471d8c02c9c90f512f7f9ead8875b57fcb1ec3</meta:generator>
  </office:meta>
</office:document-meta>
</file>